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e06fd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ea503" fo:background-color="#ffffff" loext:char-shading-value="0" style:font-name-asian="Calibri" style:font-name-complex="Times New Roman1"/>
    </style:style>
    <style:style style:name="T12" style:family="text">
      <style:text-properties officeooo:rsid="00aa40b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fo:font-weight="normal" officeooo:rsid="00aea503" fo:background-color="#ffffff" loext:char-shading-value="0" style:font-name-asian="Calibri" style:font-weight-asian="normal" style:font-name-complex="Times New Roman1" style:font-weight-complex="normal"/>
    </style:style>
    <style:style style:name="T16" style:family="text">
      <style:text-properties officeooo:rsid="00ad0f96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2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3">Асоціативні контейнери map, multimap</text:span></text:p>
      <text:p text:style-name="P15"/>
      <text:p text:style-name="P16">Завдання. </text:p>
      <text:p text:style-name="P18">Написати програму яка демонструвала б роботу з map, multimap. Для демонстрації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5">6. </text:span><text:span text:style-name="T14">Географічний довідник (країна і інформація про неї).</text:span></text:p>
      <text:p text:style-name="P16"/>
      <text:p text:style-name="P19">Текст програми.</text:p>
      <text:p text:style-name="P19"/>
      <text:p text:style-name="P19">Приклад роботи програми.</text:p>
      <text:p text:style-name="P19"/>
      <text:p text:style-name="P19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4T14:44:36.165264621</dc:date>
    <meta:editing-duration>PT7H54M48S</meta:editing-duration>
    <meta:editing-cycles>143</meta:editing-cycles>
    <meta:generator>LibreOffice/6.4.7.2$Linux_X86_64 LibreOffice_project/40$Build-2</meta:generator>
    <meta:document-statistic meta:table-count="0" meta:image-count="0" meta:object-count="1" meta:page-count="2" meta:paragraph-count="22" meta:word-count="98" meta:character-count="800" meta:non-whitespace-character-count="717"/>
  </office:meta>
</office:document-meta>
</file>